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5.689cm"/>
    </style:style>
    <style:style style:name="co5" style:family="table-column">
      <style:table-column-properties fo:break-before="auto" style:column-width="7.631cm"/>
    </style:style>
    <style:style style:name="co6" style:family="table-column">
      <style:table-column-properties fo:break-before="auto" style:column-width="6.299cm"/>
    </style:style>
    <style:style style:name="co7" style:family="table-column">
      <style:table-column-properties fo:break-before="auto" style:column-width="4.688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6.521cm"/>
    </style:style>
    <style:style style:name="co10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office:value-type="float" office:value="0.01">
            <text:p>0,01</text:p>
          </table:table-cell>
          <table:table-cell table:formula="of:=EXP([.A10]/(0.02586419*1.8)-1)" office:value-type="float" office:value="0.456027209441793">
            <text:p>0,4560272094</text:p>
          </table:table-cell>
          <table:table-cell table:number-columns-repeated="4"/>
          <table:table-cell office:value-type="float" office:value="0.240505406998266">
            <text:p>0,240505407</text:p>
          </table:table-cell>
          <table:table-cell table:formula="of:=EXP([.G10]/(0.02586419*1.8)-1)" office:value-type="float" office:value="64.4563832691357">
            <text:p>64,4563832691</text:p>
          </table:table-cell>
          <table:table-cell/>
        </table:table-row>
        <table:table-row table:style-name="ro1">
          <table:table-cell office:value-type="float" office:value="0.0763333333333333">
            <text:p>0,0763333333</text:p>
          </table:table-cell>
          <table:table-cell table:formula="of:=EXP([.A11]/(0.02586419*1.8)-1)" office:value-type="float" office:value="1.89575772942977">
            <text:p>1,8957577294</text:p>
          </table:table-cell>
          <table:table-cell table:number-columns-repeated="4"/>
          <table:table-cell office:value-type="float" office:value="0.488274091888416">
            <text:p>0,4882740919</text:p>
          </table:table-cell>
          <table:table-cell table:formula="of:=EXP([.G11]/(0.02586419*1.8)-1)" office:value-type="float" office:value="13200.2455108759">
            <text:p>13200,2455108759</text:p>
          </table:table-cell>
          <table:table-cell/>
        </table:table-row>
        <table:table-row table:style-name="ro1">
          <table:table-cell office:value-type="float" office:value="0.142666666666667">
            <text:p>0,1426666667</text:p>
          </table:table-cell>
          <table:table-cell table:formula="of:=EXP([.A12]/(0.02586419*1.8)-1)" office:value-type="float" office:value="7.88088362773768">
            <text:p>7,8808836277</text:p>
          </table:table-cell>
          <table:table-cell table:number-columns-repeated="4"/>
          <table:table-cell office:value-type="float" office:value="0.642580421732707">
            <text:p>0,6425804217</text:p>
          </table:table-cell>
          <table:table-cell table:formula="of:=EXP([.G12]/(0.02586419*1.8)-1)" office:value-type="float" office:value="363105.042654582">
            <text:p>363105,042654582</text:p>
          </table:table-cell>
          <table:table-cell/>
        </table:table-row>
        <table:table-row table:style-name="ro1">
          <table:table-cell office:value-type="float" office:value="0.209">
            <text:p>0,209</text:p>
          </table:table-cell>
          <table:table-cell table:formula="of:=EXP([.A13]/(0.02586419*1.8)-1)" office:value-type="float" office:value="32.7617425949388">
            <text:p>32,7617425949</text:p>
          </table:table-cell>
          <table:table-cell table:number-columns-repeated="4"/>
          <table:table-cell office:value-type="float" office:value="0.835384575237146">
            <text:p>0,8353845752</text:p>
          </table:table-cell>
          <table:table-cell table:formula="of:=EXP([.G13]/(0.02586419*1.8)-1)" office:value-type="float" office:value="22835494.2742786">
            <text:p>22835494,2742786</text:p>
          </table:table-cell>
          <table:table-cell/>
        </table:table-row>
        <table:table-row table:style-name="ro1">
          <table:table-cell office:value-type="float" office:value="0.275333333333333">
            <text:p>0,2753333333</text:p>
          </table:table-cell>
          <table:table-cell table:formula="of:=EXP([.A14]/(0.02586419*1.8)-1)" office:value-type="float" office:value="136.194344258467">
            <text:p>136,1943442585</text:p>
          </table:table-cell>
          <table:table-cell table:number-columns-repeated="4"/>
          <table:table-cell office:value-type="float" office:value="0.857789472656705">
            <text:p>0,8577894727</text:p>
          </table:table-cell>
          <table:table-cell table:formula="of:=EXP([.G14]/(0.02586419*1.8)-1)" office:value-type="float" office:value="36950050.4182302">
            <text:p>36950050,4182302</text:p>
          </table:table-cell>
          <table:table-cell/>
        </table:table-row>
        <table:table-row table:style-name="ro1">
          <table:table-cell office:value-type="float" office:value="0.341666666666667">
            <text:p>0,3416666667</text:p>
          </table:table-cell>
          <table:table-cell table:formula="of:=EXP([.A15]/(0.02586419*1.8)-1)" office:value-type="float" office:value="566.175604189611">
            <text:p>566,1756041896</text:p>
          </table:table-cell>
          <table:table-cell table:number-columns-repeated="4"/>
          <table:table-cell office:value-type="float" office:value="0.871027755697387">
            <text:p>0,8710277557</text:p>
          </table:table-cell>
          <table:table-cell table:formula="of:=EXP([.G15]/(0.02586419*1.8)-1)" office:value-type="float" office:value="49103073.1771404">
            <text:p>49103073,1771404</text:p>
          </table:table-cell>
          <table:table-cell/>
        </table:table-row>
        <table:table-row table:style-name="ro1">
          <table:table-cell office:value-type="float" office:value="0.408">
            <text:p>0,408</text:p>
          </table:table-cell>
          <table:table-cell table:formula="of:=EXP([.A16]/(0.02586419*1.8)-1)" office:value-type="float" office:value="2353.65731613">
            <text:p>2353,65731613</text:p>
          </table:table-cell>
          <table:table-cell table:number-columns-repeated="4"/>
          <table:table-cell office:value-type="float" office:value="0.879632835926496">
            <text:p>0,8796328359</text:p>
          </table:table-cell>
          <table:table-cell table:formula="of:=EXP([.G16]/(0.02586419*1.8)-1)" office:value-type="float" office:value="59071958.460854">
            <text:p>59071958,460854</text:p>
          </table:table-cell>
          <table:table-cell/>
        </table:table-row>
        <table:table-row table:style-name="ro1">
          <table:table-cell office:value-type="float" office:value="0.474333333333333">
            <text:p>0,4743333333</text:p>
          </table:table-cell>
          <table:table-cell table:formula="of:=EXP([.A17]/(0.02586419*1.8)-1)" office:value-type="float" office:value="9784.42504547947">
            <text:p>9784,4250454795</text:p>
          </table:table-cell>
          <table:table-cell table:number-columns-repeated="4"/>
          <table:table-cell office:value-type="float" office:value="0.925214774191257">
            <text:p>0,9252147742</text:p>
          </table:table-cell>
          <table:table-cell table:formula="of:=EXP([.G17]/(0.02586419*1.8)-1)" office:value-type="float" office:value="157251054.304826">
            <text:p>157251054,304826</text:p>
          </table:table-cell>
          <table:table-cell/>
        </table:table-row>
        <table:table-row table:style-name="ro1">
          <table:table-cell office:value-type="float" office:value="0.540666666666667">
            <text:p>0,5406666667</text:p>
          </table:table-cell>
          <table:table-cell table:formula="of:=EXP([.A18]/(0.02586419*1.8)-1)" office:value-type="float" office:value="40674.9839131288">
            <text:p>40674,9839131288</text:p>
          </table:table-cell>
          <table:table-cell table:number-columns-repeated="4"/>
          <table:table-cell office:value-type="float" office:value="1.01249130696715">
            <text:p>1,012491307</text:p>
          </table:table-cell>
          <table:table-cell table:formula="of:=EXP([.G18]/(0.02586419*1.8)-1)" office:value-type="float" office:value="1025072965.00332">
            <text:p>1025072965,00332</text:p>
          </table:table-cell>
          <table:table-cell/>
        </table:table-row>
        <table:table-row table:style-name="ro1">
          <table:table-cell office:value-type="float" office:value="0.607">
            <text:p>0,607</text:p>
          </table:table-cell>
          <table:table-cell table:formula="of:=EXP([.A19]/(0.02586419*1.8)-1)" office:value-type="float" office:value="169090.601506286">
            <text:p>169090,601506286</text:p>
          </table:table-cell>
          <table:table-cell table:number-columns-repeated="4"/>
          <table:table-cell office:value-type="float" office:value="1.05274365268287">
            <text:p>1,0527436527</text:p>
          </table:table-cell>
          <table:table-cell table:formula="of:=EXP([.G19]/(0.02586419*1.8)-1)" office:value-type="float" office:value="2433603072.43716">
            <text:p>2433603072,43716</text:p>
          </table:table-cell>
          <table:table-cell/>
        </table:table-row>
        <table:table-row table:style-name="ro1">
          <table:table-cell office:value-type="float" office:value="0.673333333333333">
            <text:p>0,6733333333</text:p>
          </table:table-cell>
          <table:table-cell table:formula="of:=EXP([.A20]/(0.02586419*1.8)-1)" office:value-type="float" office:value="702929.141381389">
            <text:p>702929,141381389</text:p>
          </table:table-cell>
          <table:table-cell table:number-columns-repeated="4"/>
          <table:table-cell office:value-type="float" office:value="1.21265403534152">
            <text:p>1,2126540353</text:p>
          </table:table-cell>
          <table:table-cell table:formula="of:=EXP([.G20]/(0.02586419*1.8)-1)" office:value-type="float" office:value="75505320723.5569">
            <text:p>75505320723,5569</text:p>
          </table:table-cell>
          <table:table-cell/>
        </table:table-row>
        <table:table-row table:style-name="ro1">
          <table:table-cell office:value-type="float" office:value="0.739666666666667">
            <text:p>0,7396666667</text:p>
          </table:table-cell>
          <table:table-cell table:formula="of:=EXP([.A21]/(0.02586419*1.8)-1)" office:value-type="float" office:value="2922157.54986718">
            <text:p>2922157,54986718</text:p>
          </table:table-cell>
          <table:table-cell table:number-columns-repeated="4"/>
          <table:table-cell office:value-type="float" office:value="1.40792917105212">
            <text:p>1,4079291711</text:p>
          </table:table-cell>
          <table:table-cell table:formula="of:=EXP([.G21]/(0.02586419*1.8)-1)" office:value-type="float" office:value="5007331098367.6">
            <text:p>5007331098367,6</text:p>
          </table:table-cell>
          <table:table-cell/>
        </table:table-row>
        <table:table-row table:style-name="ro1">
          <table:table-cell office:value-type="float" office:value="0.806">
            <text:p>0,806</text:p>
          </table:table-cell>
          <table:table-cell table:formula="of:=EXP([.A22]/(0.02586419*1.8)-1)" office:value-type="float" office:value="12147746.1148716">
            <text:p>12147746,1148716</text:p>
          </table:table-cell>
          <table:table-cell table:number-columns-repeated="4"/>
          <table:table-cell office:value-type="float" office:value="1.61097040618804">
            <text:p>1,6109704062</text:p>
          </table:table-cell>
          <table:table-cell table:formula="of:=EXP([.G22]/(0.02586419*1.8)-1)" office:value-type="float" office:value="392356909358921">
            <text:p>392356909358921</text:p>
          </table:table-cell>
          <table:table-cell/>
        </table:table-row>
        <table:table-row table:style-name="ro1">
          <table:table-cell office:value-type="float" office:value="0.872333333333333">
            <text:p>0,8723333333</text:p>
          </table:table-cell>
          <table:table-cell table:formula="of:=EXP([.A23]/(0.02586419*1.8)-1)" office:value-type="float" office:value="50499582.2959942">
            <text:p>50499582,2959942</text:p>
          </table:table-cell>
          <table:table-cell table:number-columns-repeated="4"/>
          <table:table-cell office:value-type="float" office:value="1.62843730349194">
            <text:p>1,6284373035</text:p>
          </table:table-cell>
          <table:table-cell table:formula="of:=EXP([.G23]/(0.02586419*1.8)-1)" office:value-type="float" office:value="570981020179416">
            <text:p>570981020179416</text:p>
          </table:table-cell>
          <table:table-cell/>
        </table:table-row>
        <table:table-row table:style-name="ro1">
          <table:table-cell office:value-type="float" office:value="0.938666666666666">
            <text:p>0,9386666667</text:p>
          </table:table-cell>
          <table:table-cell table:formula="of:=EXP([.A24]/(0.02586419*1.8)-1)" office:value-type="float" office:value="209932590.618422">
            <text:p>209932590,618422</text:p>
          </table:table-cell>
          <table:table-cell table:number-columns-repeated="4"/>
          <table:table-cell office:value-type="float" office:value="1.70111672028653">
            <text:p>1,7011167203</text:p>
          </table:table-cell>
          <table:table-cell table:formula="of:=EXP([.G24]/(0.02586419*1.8)-1)" office:value-type="float" office:value="2.72027833114709E+015">
            <text:p>2720278331147090</text:p>
          </table:table-cell>
          <table:table-cell/>
        </table:table-row>
        <table:table-row table:style-name="ro1">
          <table:table-cell office:value-type="float" office:value="1.005">
            <text:p>1,005</text:p>
          </table:table-cell>
          <table:table-cell table:formula="of:=EXP([.A25]/(0.02586419*1.8)-1)" office:value-type="float" office:value="872714002.770243">
            <text:p>872714002,770243</text:p>
          </table:table-cell>
          <table:table-cell table:number-columns-repeated="4"/>
          <table:table-cell office:value-type="float" office:value="1.90351926168961">
            <text:p>1,9035192617</text:p>
          </table:table-cell>
          <table:table-cell table:formula="of:=EXP([.G25]/(0.02586419*1.8)-1)" office:value-type="float" office:value="2.10247222982581E+017">
            <text:p>210247222982581000</text:p>
          </table:table-cell>
          <table:table-cell/>
        </table:table-row>
        <table:table-row table:style-name="ro1">
          <table:table-cell office:value-type="float" office:value="1.07133333333333">
            <text:p>1,0713333333</text:p>
          </table:table-cell>
          <table:table-cell table:formula="of:=EXP([.A26]/(0.02586419*1.8)-1)" office:value-type="float" office:value="3627972809.68924">
            <text:p>3627972809,68924</text:p>
          </table:table-cell>
          <table:table-cell table:number-columns-repeated="4"/>
          <table:table-cell office:value-type="float" office:value="1.9241783012838">
            <text:p>1,9241783013</text:p>
          </table:table-cell>
          <table:table-cell table:formula="of:=EXP([.G26]/(0.02586419*1.8)-1)" office:value-type="float" office:value="3.27679000972676E+017">
            <text:p>327679000972676000</text:p>
          </table:table-cell>
          <table:table-cell/>
        </table:table-row>
        <table:table-row table:style-name="ro1">
          <table:table-cell office:value-type="float" office:value="1.13766666666667">
            <text:p>1,1376666667</text:p>
          </table:table-cell>
          <table:table-cell table:formula="of:=EXP([.A27]/(0.02586419*1.8)-1)" office:value-type="float" office:value="15081901592.1183">
            <text:p>15081901592,1183</text:p>
          </table:table-cell>
          <table:table-cell table:number-columns-repeated="4"/>
          <table:table-cell office:value-type="float" office:value="1.94742681689242">
            <text:p>1,9474268169</text:p>
          </table:table-cell>
          <table:table-cell table:formula="of:=EXP([.G27]/(0.02586419*1.8)-1)" office:value-type="float" office:value="5.39911952860496E+017">
            <text:p>539911952860496000</text:p>
          </table:table-cell>
          <table:table-cell/>
        </table:table-row>
        <table:table-row table:style-name="ro1">
          <table:table-cell office:value-type="float" office:value="1.204">
            <text:p>1,204</text:p>
          </table:table-cell>
          <table:table-cell table:formula="of:=EXP([.A28]/(0.02586419*1.8)-1)" office:value-type="float" office:value="62697205179.3915">
            <text:p>62697205179,3915</text:p>
          </table:table-cell>
          <table:table-cell table:number-columns-repeated="4"/>
          <table:table-cell office:value-type="float" office:value="1.9515866744552">
            <text:p>1,9515866745</text:p>
          </table:table-cell>
          <table:table-cell table:formula="of:=EXP([.G28]/(0.02586419*1.8)-1)" office:value-type="float" office:value="5.90375426774908E+017">
            <text:p>590375426774908000</text:p>
          </table:table-cell>
          <table:table-cell/>
        </table:table-row>
        <table:table-row table:style-name="ro1">
          <table:table-cell office:value-type="float" office:value="1.27033333333333">
            <text:p>1,2703333333</text:p>
          </table:table-cell>
          <table:table-cell table:formula="of:=EXP([.A29]/(0.02586419*1.8)-1)" office:value-type="float" office:value="260639516396.328">
            <text:p>260639516396,328</text:p>
          </table:table-cell>
          <table:table-cell table:number-columns-repeated="4"/>
          <table:table-cell office:value-type="float" office:value="1.96464890231414">
            <text:p>1,9646489023</text:p>
          </table:table-cell>
          <table:table-cell table:formula="of:=EXP([.G29]/(0.02586419*1.8)-1)" office:value-type="float" office:value="7.81591047219807E+017">
            <text:p>781591047219807000</text:p>
          </table:table-cell>
          <table:table-cell/>
        </table:table-row>
        <table:table-row table:style-name="ro1">
          <table:table-cell office:value-type="float" office:value="1.33666666666667">
            <text:p>1,3366666667</text:p>
          </table:table-cell>
          <table:table-cell table:formula="of:=EXP([.A30]/(0.02586419*1.8)-1)" office:value-type="float" office:value="1083508544167.79">
            <text:p>1083508544167,79</text:p>
          </table:table-cell>
          <table:table-cell table:number-columns-repeated="7"/>
        </table:table-row>
        <table:table-row table:style-name="ro1">
          <table:table-cell office:value-type="float" office:value="1.403">
            <text:p>1,403</text:p>
          </table:table-cell>
          <table:table-cell table:formula="of:=EXP([.A31]/(0.02586419*1.8)-1)" office:value-type="float" office:value="4504270041306.52">
            <text:p>4504270041306,52</text:p>
          </table:table-cell>
          <table:table-cell table:number-columns-repeated="7"/>
        </table:table-row>
        <table:table-row table:style-name="ro1">
          <table:table-cell office:value-type="float" office:value="1.46933333333333">
            <text:p>1,4693333333</text:p>
          </table:table-cell>
          <table:table-cell table:formula="of:=EXP([.A32]/(0.02586419*1.8)-1)" office:value-type="float" office:value="18724770297584">
            <text:p>18724770297584</text:p>
          </table:table-cell>
          <table:table-cell table:number-columns-repeated="7"/>
        </table:table-row>
        <table:table-row table:style-name="ro1">
          <table:table-cell office:value-type="float" office:value="1.53566666666667">
            <text:p>1,5356666667</text:p>
          </table:table-cell>
          <table:table-cell table:formula="of:=EXP([.A33]/(0.02586419*1.8)-1)" office:value-type="float" office:value="77841030729051">
            <text:p>77841030729051</text:p>
          </table:table-cell>
          <table:table-cell table:number-columns-repeated="7"/>
        </table:table-row>
        <table:table-row table:style-name="ro1">
          <table:table-cell office:value-type="float" office:value="1.602">
            <text:p>1,602</text:p>
          </table:table-cell>
          <table:table-cell table:formula="of:=EXP([.A34]/(0.02586419*1.8)-1)" office:value-type="float" office:value="323594146612460">
            <text:p>323594146612460</text:p>
          </table:table-cell>
          <table:table-cell table:number-columns-repeated="7"/>
        </table:table-row>
        <table:table-row table:style-name="ro1">
          <table:table-cell office:value-type="float" office:value="1.66833333333333">
            <text:p>1,6683333333</text:p>
          </table:table-cell>
          <table:table-cell table:formula="of:=EXP([.A35]/(0.02586419*1.8)-1)" office:value-type="float" office:value="1.34521820614544E+015">
            <text:p>1345218206145440</text:p>
          </table:table-cell>
          <table:table-cell table:number-columns-repeated="7"/>
        </table:table-row>
        <table:table-row table:style-name="ro1">
          <table:table-cell office:value-type="float" office:value="1.73466666666667">
            <text:p>1,7346666667</text:p>
          </table:table-cell>
          <table:table-cell table:formula="of:=EXP([.A36]/(0.02586419*1.8)-1)" office:value-type="float" office:value="5.59222730413721E+015">
            <text:p>5592227304137210</text:p>
          </table:table-cell>
          <table:table-cell table:number-columns-repeated="7"/>
        </table:table-row>
        <table:table-row table:style-name="ro1">
          <table:table-cell office:value-type="float" office:value="1.801">
            <text:p>1,801</text:p>
          </table:table-cell>
          <table:table-cell table:formula="of:=EXP([.A37]/(0.02586419*1.8)-1)" office:value-type="float" office:value="2.32475341756981E+016">
            <text:p>23247534175698100</text:p>
          </table:table-cell>
          <table:table-cell table:number-columns-repeated="7"/>
        </table:table-row>
        <table:table-row table:style-name="ro1">
          <table:table-cell office:value-type="float" office:value="1.86733333333333">
            <text:p>1,8673333333</text:p>
          </table:table-cell>
          <table:table-cell table:formula="of:=EXP([.A38]/(0.02586419*1.8)-1)" office:value-type="float" office:value="9.66426820401989E+016">
            <text:p>96642682040198900</text:p>
          </table:table-cell>
          <table:table-cell table:number-columns-repeated="7"/>
        </table:table-row>
        <table:table-row table:style-name="ro1">
          <table:table-cell office:value-type="float" office:value="1.93366666666667">
            <text:p>1,9336666667</text:p>
          </table:table-cell>
          <table:table-cell table:formula="of:=EXP([.A39]/(0.02586419*1.8)-1)" office:value-type="float" office:value="4.01754780585994E+017">
            <text:p>40175478058599400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EXP([.A40]/(0.02586419*1.8)-1)" office:value-type="float" office:value="1.6701409803234E+018">
            <text:p>1670140980323400000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>
            <draw:frame table:end-cell-address="Лист1.I88" table:end-x="1.59cm" table:end-y="0.213cm" draw:z-index="1" draw:style-name="gr1" draw:text-style-name="P1" svg:width="28.239cm" svg:height="19.746cm" svg:x="0.949cm" svg:y="0.339cm">
              <draw:object draw:notify-on-update-of-ranges="Лист1.A10:Лист1.A40 Лист1.B10:Лист1.B4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Лист1.U88" table:end-x="1.072cm" table:end-y="0.437cm" draw:z-index="0" draw:style-name="gr1" draw:text-style-name="P1" svg:width="26.567cm" svg:height="18.05cm" svg:x="1.602cm" svg:y="0cm">
              <draw:object draw:notify-on-update-of-ranges="Лист1.G10:Лист1.G29 Лист1.H10:Лист1.H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Лист2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Среднее логарифма правдоподобия</text:p>
          </table:table-cell>
          <table:table-cell office:value-type="string">
            <text:p>Дисперсия лп</text:p>
          </table:table-cell>
          <table:table-cell office:value-type="string">
            <text:p>Сигма лп</text:p>
          </table:table-cell>
          <table:table-cell office:value-type="string">
            <text:p>Среднее остатков</text:p>
          </table:table-cell>
          <table:table-cell office:value-type="string">
            <text:p>Дисп. остатков</text:p>
          </table:table-cell>
          <table:table-cell office:value-type="string">
            <text:p>Сигма остатков</text:p>
          </table:table-cell>
        </table:table-row>
        <table:table-row table:style-name="ro1">
          <table:table-cell office:value-type="float" office:value="1146070322.86566">
            <text:p>1146070322,86566</text:p>
          </table:table-cell>
          <table:table-cell table:style-name="ce1" office:value-type="float" office:value="3.49455783221561E+019">
            <text:p>3,49E+019</text:p>
          </table:table-cell>
          <table:table-cell office:value-type="float" office:value="5911478522.515">
            <text:p>5911478522,515</text:p>
          </table:table-cell>
          <table:table-cell office:value-type="float" office:value="2377.17164359574">
            <text:p>2377,1716435957</text:p>
          </table:table-cell>
          <table:table-cell office:value-type="float" office:value="101562085.180446">
            <text:p>101562085,180446</text:p>
          </table:table-cell>
          <table:table-cell office:value-type="float" office:value="10077.8016045389">
            <text:p>10077,8016045389</text:p>
          </table:table-cell>
        </table:table-row>
        <table:table-row table:style-name="ro1">
          <table:table-cell office:value-type="float" office:value="617018969.844154">
            <text:p>617018969,844154</text:p>
          </table:table-cell>
          <table:table-cell table:style-name="ce1" office:value-type="float" office:value="7.11642607434392E+018">
            <text:p>7,12E+018</text:p>
          </table:table-cell>
          <table:table-cell office:value-type="float" office:value="2667663036.1318">
            <text:p>2667663036,1318</text:p>
          </table:table-cell>
          <table:table-cell office:value-type="float" office:value="1825.29744982404">
            <text:p>1825,297449824</text:p>
          </table:table-cell>
          <table:table-cell office:value-type="float" office:value="52199996.5056397">
            <text:p>52199996,5056397</text:p>
          </table:table-cell>
          <table:table-cell office:value-type="float" office:value="7224.95650544968">
            <text:p>7224,9565054497</text:p>
          </table:table-cell>
        </table:table-row>
        <table:table-row table:style-name="ro1">
          <table:table-cell table:formula="of:=[.A3]-[.A2]" office:value-type="float" office:value="-529051353.02151">
            <text:p>-529051353,02151</text:p>
          </table:table-cell>
          <table:table-cell table:formula="of:=[.B3]-[.B2]" office:value-type="float" office:value="-2.78291522478122E+019">
            <text:p>-27829152247812200000</text:p>
          </table:table-cell>
          <table:table-cell table:formula="of:=[.C3]-[.C2]" office:value-type="float" office:value="-3243815486.3832">
            <text:p>-3243815486,3832</text:p>
          </table:table-cell>
          <table:table-cell table:formula="of:=[.D3]-[.D2]" office:value-type="float" office:value="-551.8741937717">
            <text:p>-551,8741937717</text:p>
          </table:table-cell>
          <table:table-cell table:formula="of:=[.E3]-[.E2]" office:value-type="float" office:value="-49362088.6748067">
            <text:p>-49362088,6748067</text:p>
          </table:table-cell>
          <table:table-cell table:formula="of:=[.F3]-[.F2]" office:value-type="float" office:value="-2852.8450990892">
            <text:p>-2852,8450990892</text:p>
          </table:table-cell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Лист1.G10:Лист1.G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14.11.2014</text:date>, <text:time>13:04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2:52:44.39</meta:creation-date>
    <dc:date>2014-11-14T13:04:31.64</dc:date>
    <meta:editing-duration>PT11M51S</meta:editing-duration>
    <meta:editing-cycles>1</meta:editing-cycles>
    <meta:document-statistic meta:table-count="3" meta:cell-count="126" meta:object-count="2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568cm" svg:height="18.051cm" xlink:href=".." xlink:type="simple" chart:class="chart:scatter" chart:style-name="ch1">
        <chart:legend chart:legend-position="end" svg:x="24.173cm" svg:y="8.713cm" style:legend-expansion="high" chart:style-name="ch2"/>
        <chart:plot-area chart:style-name="ch3" table:cell-range-address="Лист1.G10:Лист1.H29" svg:x="0.981cm" svg:y="1.579cm" svg:width="22.13cm" svg:height="15.691cm">
          <chartooo:coordinate-region svg:x="4.566cm" svg:y="1.791cm" svg:width="18.305cm" svg:height="14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H10:Лист1.H29" chart:class="chart:scatter">
            <chart:domain table:cell-range-address="Лист1.G10:Лист1.G29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0505406998266">
                <text:p>0.240505406998266</text:p>
                <draw:g>
                  <svg:desc>Лист1.G10:Лист1.G29</svg:desc>
                </draw:g>
              </table:table-cell>
              <table:table-cell office:value-type="float" office:value="64.4563832691357">
                <text:p>64.4563832691357</text:p>
                <draw:g>
                  <svg:desc>Лист1.H10:Лист1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8274091888416">
                <text:p>0.488274091888416</text:p>
              </table:table-cell>
              <table:table-cell office:value-type="float" office:value="13200.2455108759">
                <text:p>13200.2455108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2580421732707">
                <text:p>0.642580421732707</text:p>
              </table:table-cell>
              <table:table-cell office:value-type="float" office:value="363105.042654582">
                <text:p>363105.042654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5384575237146">
                <text:p>0.835384575237146</text:p>
              </table:table-cell>
              <table:table-cell office:value-type="float" office:value="22835494.2742786">
                <text:p>22835494.2742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7789472656705">
                <text:p>0.857789472656705</text:p>
              </table:table-cell>
              <table:table-cell office:value-type="float" office:value="36950050.4182302">
                <text:p>36950050.4182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1027755697387">
                <text:p>0.871027755697387</text:p>
              </table:table-cell>
              <table:table-cell office:value-type="float" office:value="49103073.1771404">
                <text:p>49103073.1771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9632835926496">
                <text:p>0.879632835926496</text:p>
              </table:table-cell>
              <table:table-cell office:value-type="float" office:value="59071958.460854">
                <text:p>59071958.460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5214774191257">
                <text:p>0.925214774191257</text:p>
              </table:table-cell>
              <table:table-cell office:value-type="float" office:value="157251054.304826">
                <text:p>157251054.304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249130696715">
                <text:p>1.01249130696715</text:p>
              </table:table-cell>
              <table:table-cell office:value-type="float" office:value="1025072965.00332">
                <text:p>1025072965.00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274365268287">
                <text:p>1.05274365268287</text:p>
              </table:table-cell>
              <table:table-cell office:value-type="float" office:value="2433603072.43716">
                <text:p>2433603072.43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265403534152">
                <text:p>1.21265403534152</text:p>
              </table:table-cell>
              <table:table-cell office:value-type="float" office:value="75505320723.5569">
                <text:p>75505320723.55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0792917105212">
                <text:p>1.40792917105212</text:p>
              </table:table-cell>
              <table:table-cell office:value-type="float" office:value="5007331098367.6">
                <text:p>500733109836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1097040618804">
                <text:p>1.61097040618804</text:p>
              </table:table-cell>
              <table:table-cell office:value-type="float" office:value="392356909358921">
                <text:p>392356909358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843730349194">
                <text:p>1.62843730349194</text:p>
              </table:table-cell>
              <table:table-cell office:value-type="float" office:value="570981020179416">
                <text:p>570981020179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0111672028653">
                <text:p>1.70111672028653</text:p>
              </table:table-cell>
              <table:table-cell office:value-type="float" office:value="2.72027833114709E+015">
                <text:p>2.72027833114709E+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0351926168961">
                <text:p>1.90351926168961</text:p>
              </table:table-cell>
              <table:table-cell office:value-type="float" office:value="2.10247222982581E+017">
                <text:p>2.10247222982581E+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41783012838">
                <text:p>1.9241783012838</text:p>
              </table:table-cell>
              <table:table-cell office:value-type="float" office:value="3.27679000972676E+017">
                <text:p>3.27679000972676E+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4742681689242">
                <text:p>1.94742681689242</text:p>
              </table:table-cell>
              <table:table-cell office:value-type="float" office:value="5.39911952860496E+017">
                <text:p>5.39911952860496E+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515866744552">
                <text:p>1.9515866744552</text:p>
              </table:table-cell>
              <table:table-cell office:value-type="float" office:value="5.90375426774908E+017">
                <text:p>5.90375426774908E+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6464890231414">
                <text:p>1.96464890231414</text:p>
              </table:table-cell>
              <table:table-cell office:value-type="float" office:value="7.81591047219807E+017">
                <text:p>7.81591047219807E+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4cm" svg:height="19.747cm" xlink:href=".." xlink:type="simple" chart:class="chart:scatter" chart:style-name="ch1">
        <chart:legend chart:legend-position="end" svg:x="25.845cm" svg:y="9.561cm" style:legend-expansion="high" chart:style-name="ch2"/>
        <chart:plot-area chart:style-name="ch3" table:cell-range-address="Лист1.A10:Лист1.B40" svg:x="1.014cm" svg:y="1.711cm" svg:width="23.703cm" svg:height="17.222cm">
          <chartooo:coordinate-region svg:x="4.784cm" svg:y="1.923cm" svg:width="19.693cm" svg:height="16.3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0:Лист1.B40" chart:class="chart:scatter">
            <chart:domain table:cell-range-address="Лист1.A10:Лист1.A40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Лист1.A10:Лист1.A40</svg:desc>
                </draw:g>
              </table:table-cell>
              <table:table-cell office:value-type="float" office:value="0.456027209441793">
                <text:p>0.456027209441793</text:p>
                <draw:g>
                  <svg:desc>Лист1.B10:Лист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3333333333333">
                <text:p>0.0763333333333333</text:p>
              </table:table-cell>
              <table:table-cell office:value-type="float" office:value="1.89575772942977">
                <text:p>1.89575772942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666666666667">
                <text:p>0.142666666666667</text:p>
              </table:table-cell>
              <table:table-cell office:value-type="float" office:value="7.88088362773768">
                <text:p>7.88088362773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9">
                <text:p>0.209</text:p>
              </table:table-cell>
              <table:table-cell office:value-type="float" office:value="32.7617425949388">
                <text:p>32.7617425949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5333333333333">
                <text:p>0.275333333333333</text:p>
              </table:table-cell>
              <table:table-cell office:value-type="float" office:value="136.194344258467">
                <text:p>136.194344258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566.175604189611">
                <text:p>566.175604189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8">
                <text:p>0.408</text:p>
              </table:table-cell>
              <table:table-cell office:value-type="float" office:value="2353.65731613">
                <text:p>2353.65731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333333333333">
                <text:p>0.474333333333333</text:p>
              </table:table-cell>
              <table:table-cell office:value-type="float" office:value="9784.42504547947">
                <text:p>9784.42504547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0666666666667">
                <text:p>0.540666666666667</text:p>
              </table:table-cell>
              <table:table-cell office:value-type="float" office:value="40674.9839131288">
                <text:p>40674.9839131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7">
                <text:p>0.607</text:p>
              </table:table-cell>
              <table:table-cell office:value-type="float" office:value="169090.601506286">
                <text:p>169090.601506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702929.141381389">
                <text:p>702929.1413813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9666666666667">
                <text:p>0.739666666666667</text:p>
              </table:table-cell>
              <table:table-cell office:value-type="float" office:value="2922157.54986718">
                <text:p>2922157.54986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6">
                <text:p>0.806</text:p>
              </table:table-cell>
              <table:table-cell office:value-type="float" office:value="12147746.1148716">
                <text:p>12147746.1148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50499582.2959942">
                <text:p>50499582.2959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8666666666666">
                <text:p>0.938666666666666</text:p>
              </table:table-cell>
              <table:table-cell office:value-type="float" office:value="209932590.618422">
                <text:p>209932590.618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5">
                <text:p>1.005</text:p>
              </table:table-cell>
              <table:table-cell office:value-type="float" office:value="872714002.770243">
                <text:p>872714002.770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7133333333333">
                <text:p>1.07133333333333</text:p>
              </table:table-cell>
              <table:table-cell office:value-type="float" office:value="3627972809.68924">
                <text:p>3627972809.68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3766666666667">
                <text:p>1.13766666666667</text:p>
              </table:table-cell>
              <table:table-cell office:value-type="float" office:value="15081901592.1183">
                <text:p>15081901592.1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04">
                <text:p>1.204</text:p>
              </table:table-cell>
              <table:table-cell office:value-type="float" office:value="62697205179.3915">
                <text:p>62697205179.3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7033333333333">
                <text:p>1.27033333333333</text:p>
              </table:table-cell>
              <table:table-cell office:value-type="float" office:value="260639516396.328">
                <text:p>260639516396.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3666666666667">
                <text:p>1.33666666666667</text:p>
              </table:table-cell>
              <table:table-cell office:value-type="float" office:value="1083508544167.79">
                <text:p>1083508544167.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03">
                <text:p>1.403</text:p>
              </table:table-cell>
              <table:table-cell office:value-type="float" office:value="4504270041306.52">
                <text:p>4504270041306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6933333333333">
                <text:p>1.46933333333333</text:p>
              </table:table-cell>
              <table:table-cell office:value-type="float" office:value="18724770297584">
                <text:p>187247702975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3566666666667">
                <text:p>1.53566666666667</text:p>
              </table:table-cell>
              <table:table-cell office:value-type="float" office:value="77841030729051">
                <text:p>77841030729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02">
                <text:p>1.602</text:p>
              </table:table-cell>
              <table:table-cell office:value-type="float" office:value="323594146612460">
                <text:p>3235941466124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6833333333333">
                <text:p>1.66833333333333</text:p>
              </table:table-cell>
              <table:table-cell office:value-type="float" office:value="1.34521820614544E+015">
                <text:p>1.34521820614544E+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3466666666667">
                <text:p>1.73466666666667</text:p>
              </table:table-cell>
              <table:table-cell office:value-type="float" office:value="5.59222730413721E+015">
                <text:p>5.59222730413721E+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01">
                <text:p>1.801</text:p>
              </table:table-cell>
              <table:table-cell office:value-type="float" office:value="2.32475341756981E+016">
                <text:p>2.32475341756981E+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6733333333333">
                <text:p>1.86733333333333</text:p>
              </table:table-cell>
              <table:table-cell office:value-type="float" office:value="9.66426820401989E+016">
                <text:p>9.66426820401989E+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3366666666667">
                <text:p>1.93366666666667</text:p>
              </table:table-cell>
              <table:table-cell office:value-type="float" office:value="4.01754780585994E+017">
                <text:p>4.01754780585994E+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.6701409803234E+018">
                <text:p>1.6701409803234E+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